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http://openoffice.org/2009/office" xmlns:loext="urn:org:documentfoundation:names:experimental:office:xmlns:loext:1.0" xmlns:draw="urn:oasis:names:tc:opendocument:xmlns:drawing:1.0" xmlns:form="urn:oasis:names:tc:opendocument:xmlns:form:1.0" xmlns:svg="urn:oasis:names:tc:opendocument:xmlns:svg-compatible:1.0" xmlns:number="urn:oasis:names:tc:opendocument:xmlns:datasty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http://openoffice.org/2009/office" xmlns:loext="urn:org:documentfoundation:names:experimental:office:xmlns:loext:1.0" xmlns:draw="urn:oasis:names:tc:opendocument:xmlns:drawing:1.0" xmlns:form="urn:oasis:names:tc:opendocument:xmlns:form:1.0" xmlns:svg="urn:oasis:names:tc:opendocument:xmlns:svg-compatible:1.0" xmlns:number="urn:oasis:names:tc:opendocument:xmlns:datastyle:1.0" xmlns:manifest="urn:oasis:names:tc:opendocument:xmlns:manifest:1.0" office:version="1.2">
  <office:automatic-styles/>
  <office:body>
    <office:text>
      <text:h text:outline-level="1">Pernoite - 12 JULHO 25</text:h>
      <text:p>2° SGT LUCAS GUILHERME</text:p>
      <text:p>2° SGT OTAVIO COSTA</text:p>
      <text:p>CB LEANDRO</text:p>
      <text:p>CB MATHEUS</text:p>
      <text:p>SD EV GUIMARÃES</text:p>
      <text:p>SD EV JUNIOR</text:p>
      <text:p>SD EV LUAN</text:p>
      <text:p>SD EV PEDRO SANTOS</text:p>
      <text:p>SD EV QUINTANILHA</text:p>
      <text:p>SD JOÃO FELIX</text:p>
      <text:p>SD LUIZ OTAVIO</text:p>
      <text:p>SD LUKAS SILVA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http://openoffice.org/2009/office" xmlns:loext="urn:org:documentfoundation:names:experimental:office:xmlns:loext:1.0" xmlns:draw="urn:oasis:names:tc:opendocument:xmlns:drawing:1.0" xmlns:form="urn:oasis:names:tc:opendocument:xmlns:form:1.0" xmlns:svg="urn:oasis:names:tc:opendocument:xmlns:svg-compatible:1.0" xmlns:number="urn:oasis:names:tc:opendocument:xmlns:datasty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http://openoffice.org/2009/office" xmlns:loext="urn:org:documentfoundation:names:experimental:office:xmlns:loext:1.0" xmlns:draw="urn:oasis:names:tc:opendocument:xmlns:drawing:1.0" xmlns:form="urn:oasis:names:tc:opendocument:xmlns:form:1.0" xmlns:svg="urn:oasis:names:tc:opendocument:xmlns:svg-compatible:1.0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